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text-properties officeooo:rsid="000f6b01" officeooo:paragraph-rsid="000f6b01"/>
    </style:style>
    <style:style style:name="P2" style:family="paragraph" style:parent-style-name="Standard">
      <style:paragraph-properties fo:text-align="start" style:justify-single-word="false"/>
      <style:text-properties officeooo:rsid="0004a65e" officeooo:paragraph-rsid="0004a65e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04a65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f6b01"/>
    </style:style>
    <style:style style:name="P5" style:family="paragraph" style:parent-style-name="Standard">
      <style:paragraph-properties fo:text-align="start" style:justify-single-word="false"/>
      <style:text-properties officeooo:paragraph-rsid="0006917e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0b94d9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0f6b01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010dc6d"/>
    </style:style>
    <style:style style:name="P9" style:family="paragraph" style:parent-style-name="Standard" style:list-style-name="L7">
      <style:paragraph-properties fo:text-align="start" style:justify-single-word="false"/>
      <style:text-properties officeooo:paragraph-rsid="000b94d9"/>
    </style:style>
    <style:style style:name="P10" style:family="paragraph" style:parent-style-name="Standard" style:list-style-name="L7">
      <style:paragraph-properties fo:text-align="start" style:justify-single-word="false"/>
      <style:text-properties officeooo:paragraph-rsid="000dcf4d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0ef374"/>
    </style:style>
    <style:style style:name="P12" style:family="paragraph" style:parent-style-name="Standard">
      <style:paragraph-properties fo:text-align="start" style:justify-single-word="false"/>
      <style:text-properties officeooo:paragraph-rsid="000d97b7"/>
    </style:style>
    <style:style style:name="P13" style:family="paragraph" style:parent-style-name="Standard" style:list-style-name="L10">
      <style:paragraph-properties fo:text-align="start" style:justify-single-word="false"/>
      <style:text-properties officeooo:paragraph-rsid="000dcf4d"/>
    </style:style>
    <style:style style:name="P14" style:family="paragraph" style:parent-style-name="Standard">
      <style:paragraph-properties fo:text-align="start" style:justify-single-word="false"/>
      <style:text-properties officeooo:paragraph-rsid="000f6b01"/>
    </style:style>
    <style:style style:name="P15" style:family="paragraph" style:parent-style-name="Standard">
      <style:paragraph-properties fo:text-align="start" style:justify-single-word="false"/>
      <style:text-properties style:font-name="Ubuntu" officeooo:paragraph-rsid="0004a65e"/>
    </style:style>
    <style:style style:name="P16" style:family="paragraph" style:parent-style-name="Standard">
      <style:paragraph-properties fo:text-align="start" style:justify-single-word="false"/>
      <style:text-properties officeooo:rsid="000a0901" officeooo:paragraph-rsid="000a0901"/>
    </style:style>
    <style:style style:name="P17" style:family="paragraph" style:parent-style-name="Standard" style:list-style-name="L7">
      <style:paragraph-properties fo:text-align="start" style:justify-single-word="false"/>
      <style:text-properties officeooo:rsid="000a0901" officeooo:paragraph-rsid="000b94d9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0f6b01" officeooo:paragraph-rsid="0010dc6d"/>
    </style:style>
    <style:style style:name="P19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04a6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officeooo:rsid="0004a65e" style:font-size-asian="14pt" style:font-weight-asian="bold" style:font-size-complex="14pt" style:font-weight-complex="bold"/>
    </style:style>
    <style:style style:name="T4" style:family="text">
      <style:text-properties style:font-name="Ubuntu"/>
    </style:style>
    <style:style style:name="T5" style:family="text">
      <style:text-properties style:font-name="Ubuntu" officeooo:rsid="0004a65e"/>
    </style:style>
    <style:style style:name="T6" style:family="text">
      <style:text-properties style:font-name="Ubuntu" fo:font-size="11pt" officeooo:rsid="0004a65e" style:font-size-asian="11pt" style:font-size-complex="11pt"/>
    </style:style>
    <style:style style:name="T7" style:family="text">
      <style:text-properties style:font-name="Ubuntu" fo:font-size="11pt" officeooo:rsid="000f6b01" style:font-size-asian="11pt" style:font-size-complex="11pt"/>
    </style:style>
    <style:style style:name="T8" style:family="text">
      <style:text-properties style:font-name="Ubuntu" officeooo:rsid="0006917e"/>
    </style:style>
    <style:style style:name="T9" style:family="text">
      <style:text-properties style:font-name="Ubuntu" officeooo:rsid="00084c64"/>
    </style:style>
    <style:style style:name="T10" style:family="text">
      <style:text-properties style:font-name="Ubuntu" officeooo:rsid="0009b5f7"/>
    </style:style>
    <style:style style:name="T11" style:family="text">
      <style:text-properties style:font-name="Ubuntu" officeooo:rsid="000a0901"/>
    </style:style>
    <style:style style:name="T12" style:family="text">
      <style:text-properties style:font-name="Ubuntu" officeooo:rsid="000b94d9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06917e" style:font-weight-asian="bold" style:font-weight-complex="bold"/>
    </style:style>
    <style:style style:name="T15" style:family="text">
      <style:text-properties style:font-name="Ubuntu" fo:font-weight="bold" officeooo:rsid="000d97b7" style:font-weight-asian="bold" style:font-weight-complex="bold"/>
    </style:style>
    <style:style style:name="T16" style:family="text">
      <style:text-properties style:font-name="Ubuntu" fo:font-weight="bold" officeooo:rsid="0004a65e" style:font-weight-asian="bold" style:font-weight-complex="bold"/>
    </style:style>
    <style:style style:name="T17" style:family="text">
      <style:text-properties style:font-name="Ubuntu" fo:font-weight="bold" officeooo:rsid="000b94d9" style:font-weight-asian="bold" style:font-weight-complex="bold"/>
    </style:style>
    <style:style style:name="T18" style:family="text">
      <style:text-properties style:font-name="Ubuntu" officeooo:rsid="000bb9a9"/>
    </style:style>
    <style:style style:name="T19" style:family="text">
      <style:text-properties style:font-name="Ubuntu" officeooo:rsid="000d97b7"/>
    </style:style>
    <style:style style:name="T20" style:family="text">
      <style:text-properties style:font-name="Ubuntu" fo:font-weight="normal" officeooo:rsid="000d97b7" style:font-weight-asian="normal" style:font-weight-complex="normal"/>
    </style:style>
    <style:style style:name="T21" style:family="text">
      <style:text-properties style:font-name="Ubuntu" fo:font-weight="normal" officeooo:rsid="000dcf4d" style:font-weight-asian="normal" style:font-weight-complex="normal"/>
    </style:style>
    <style:style style:name="T22" style:family="text">
      <style:text-properties style:font-name="Ubuntu" fo:font-weight="normal" officeooo:rsid="000b94d9" style:font-weight-asian="normal" style:font-weight-complex="normal"/>
    </style:style>
    <style:style style:name="T23" style:family="text">
      <style:text-properties style:font-name="Ubuntu" fo:font-size="9pt" fo:font-weight="normal" officeooo:rsid="000dcf4d" style:font-size-asian="9pt" style:font-weight-asian="normal" style:font-size-complex="9pt" style:font-weight-complex="normal"/>
    </style:style>
    <style:style style:name="T24" style:family="text">
      <style:text-properties style:font-name="Ubuntu" officeooo:rsid="000ef374"/>
    </style:style>
    <style:style style:name="T25" style:family="text">
      <style:text-properties style:font-name="Ubuntu" officeooo:rsid="000f6b0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666666" loext:opacity="100%"/>
    </style:style>
    <style:style style:name="T28" style:family="text">
      <style:text-properties fo:color="#666666" loext:opacity="100%" officeooo:rsid="002a4ca7"/>
    </style:style>
    <style:style style:name="T29" style:family="text">
      <style:text-properties fo:color="#333333" loext:opacity="100%" style:font-name="Ubuntu" officeooo:rsid="0004a65e"/>
    </style:style>
    <style:style style:name="T30" style:family="text">
      <style:text-properties fo:color="#333333" loext:opacity="100%" style:font-name="Ubuntu" fo:font-size="11pt" officeooo:rsid="0004a65e" style:font-size-asian="11pt" style:font-size-complex="11pt"/>
    </style:style>
    <style:style style:name="T31" style:family="text">
      <style:text-properties fo:color="#333333" loext:opacity="100%" style:font-name="Ubuntu" fo:font-size="11pt" officeooo:rsid="000f6b01" style:font-size-asian="11pt" style:font-size-complex="11pt"/>
    </style:style>
    <style:style style:name="T32" style:family="text">
      <style:text-properties fo:color="#333333" loext:opacity="100%" style:font-name="Ubuntu" fo:font-size="9pt" fo:font-weight="normal" officeooo:rsid="000dcf4d" style:font-size-asian="9pt" style:font-weight-asian="normal" style:font-size-complex="9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<text:s text:c="43"/></text:span><text:span text:style-name="T3">Front-end Web Development Road-map<text:line-break/></text:span><text:span text:style-name="T1"><text:line-break/></text:span></text:p>
      <text:p text:style-name="P2"><text:span text:style-name="T4">Learn All these technologies to be a front-end developer </text:span></text:p>
      <text:p text:style-name="P2"/>
      <text:list xml:id="list1873544786" text:style-name="L2">
        <text:list-item>
          <text:p text:style-name="P3"><text:span text:style-name="T5">HTML </text:span></text:p>
        </text:list-item>
        <text:list-item>
          <text:p text:style-name="P3"><text:span text:style-name="T5">CSS /</text:span><text:span text:style-name="T25"> Flexbox </text:span><text:span text:style-name="T5">/ Sass </text:span></text:p>
        </text:list-item>
        <text:list-item>
          <text:p text:style-name="P3"><text:span text:style-name="T5">Bootstrap <text:s/></text:span></text:p>
        </text:list-item>
        <text:list-item>
          <text:p text:style-name="P3"><text:span text:style-name="T25">J</text:span><text:span text:style-name="T5">ava-script</text:span></text:p>
        </text:list-item>
        <text:list-item>
          <text:p text:style-name="P3"><text:span text:style-name="T5">React / Next.js</text:span></text:p>
        </text:list-item>
        <text:list-item>
          <text:p text:style-name="P3"><text:span text:style-name="T5">Git / Github </text:span></text:p>
        </text:list-item>
        <text:list-item>
          <text:p text:style-name="P3"><text:span text:style-name="T5">Ant Design / Material UI / Chakra UI / </text:span><text:span text:style-name="T25">Tailwind</text:span><text:span text:style-name="T5"> </text:span><text:span text:style-name="T29">( </text:span><text:span text:style-name="T30">Any </text:span><text:span text:style-name="T31">one</text:span><text:span text:style-name="T30"> framework</text:span><text:span text:style-name="T29"> ) </text:span></text:p>
        </text:list-item>
        <text:list-item>
          <text:p text:style-name="P4"><text:span text:style-name="T5">Netlify / Surge / <text:s/>github pages </text:span><text:span text:style-name="T29">( </text:span><text:span text:style-name="T30">Any </text:span><text:span text:style-name="T31">one</text:span><text:span text:style-name="T29"> ) </text:span></text:p>
          <text:p text:style-name="P3"><text:span text:style-name="T5"/></text:p>
        </text:list-item>
      </text:list>
      <text:p text:style-name="P12"><text:span text:style-name="T5">S</text:span><text:span text:style-name="T8">ources to Learn above mentioned stack.<text:line-break/></text:span></text:p>
      <text:p text:style-name="P12"><text:span text:style-name="T19">0) </text:span><text:span text:style-name="T15">Intro (How Web works )</text:span></text:p>
      <text:list xml:id="list3944937439" text:style-name="L10">
        <text:list-header>
          <text:p text:style-name="P13"><text:span text:style-name="T20">Must watch before start learning all the things . <text:line-break/></text:span></text:p>
        </text:list-header>
        <text:list-item>
          <text:p text:style-name="P13"><text:a xlink:type="simple" xlink:href="https://www.youtube.com/watch?v=MkcfB7S4fq0" text:style-name="Internet_20_link" text:visited-style-name="Visited_20_Internet_20_Link"><text:span text:style-name="T21">How to Start Web Development? Complete Road map (Click to Watch)</text:span></text:a><text:span text:style-name="T32">(urdu)</text:span><text:span text:style-name="T21"><text:line-break/></text:span></text:p>
        </text:list-item>
        <text:list-item>
          <text:p text:style-name="P13"><text:a xlink:type="simple" xlink:href="https://www.youtube.com/watch?v=hJHvdBlSxug" text:style-name="Internet_20_link" text:visited-style-name="Visited_20_Internet_20_Link"><text:span text:style-name="T21">How The Web Works - The Big Picture (Click to Watch)</text:span></text:a><text:span text:style-name="T32">(english)</text:span><text:span text:style-name="T8"><text:line-break/></text:span></text:p>
        </text:list-item>
      </text:list>
      <text:p text:style-name="P5"><text:span text:style-name="T8">1) </text:span><text:span text:style-name="T14">HTML</text:span><text:span text:style-name="T8"><text:line-break/></text:span></text:p>
      <text:list xml:id="list2979889408" text:style-name="L5">
        <text:list-item>
          <text:p text:style-name="P6"><text:span text:style-name="T9">Book Link <text:s/></text:span><text:a xlink:type="simple" xlink:href="https://drive.google.com/file/d/1_GUkkjM93Dl00WN06GobjrNTY5ZEWmR-/view?usp=sharing" text:style-name="Internet_20_link" text:visited-style-name="Visited_20_Internet_20_Link"><text:span text:style-name="T9">HTML and CSS design and Build websites by Jon Duckett (click to View)</text:span></text:a><text:span text:style-name="T9"><text:line-break/></text:span></text:p>
        </text:list-item>
        <text:list-item>
          <text:p text:style-name="P7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playlist?list=PLKvqnz8z1zWQ3BALy86tIXICkG874wAc6" text:style-name="Internet_20_link" text:visited-style-name="Visited_20_Internet_20_Link"><text:span text:style-name="T10">HTML Video Playlist for beginners by <text:s/>Hira khan ( Click to View )</text:span></text:a><text:span text:style-name="T10"><text:tab/></text:span><text:span text:style-name="T32">(urdu)</text:span><text:span text:style-name="T23"><text:line-break/></text:span></text:p>
        </text:list-item>
        <text:list-item>
          <text:p text:style-name="P7"><text:span text:style-name="T9">V</text:span><text:span text:style-name="T10">ideo </text:span><text:span text:style-name="T11">Tutorial</text:span><text:span text:style-name="T10"> Link <text:s/></text:span><text:a xlink:type="simple" xlink:href="https://www.youtube.com/watch?v=N8YMl4Ezp4g&amp;list=PLC3y8-rFHvwhuX4qGvFx-wPy_MEi6Jdp7" text:style-name="Internet_20_link" text:visited-style-name="Visited_20_Internet_20_Link"><text:span text:style-name="T25">HTML Tutorial for Complete Beginners (Click to Watch)</text:span></text:a><text:span text:style-name="T32">(english)</text:span><text:span text:style-name="T10"><text:line-break/></text:span></text:p>
        </text:list-item>
        <text:list-item>
          <text:p text:style-name="P6"><text:span text:style-name="T12">Webpage Link </text:span><text:a xlink:type="simple" xlink:href="https://www.w3schools.com/html/default.asp" text:style-name="Internet_20_link" text:visited-style-name="Visited_20_Internet_20_Link"><text:span text:style-name="T12">Complete HTML tutorial W3School ( click to open )</text:span></text:a><text:span text:style-name="T10"><text:line-break/></text:span></text:p>
        </text:list-item>
      </text:list>
      <text:p text:style-name="P16"><text:span text:style-name="T10">2</text:span><text:span text:style-name="T4">) </text:span><text:span text:style-name="T13">CSS / Sass</text:span><text:span text:style-name="T4"><text:line-break/></text:span></text:p>
      <text:list xml:id="list639263306" text:style-name="L7">
        <text:list-item>
          <text:p text:style-name="P17"><text:span text:style-name="T9">Book Link <text:s/></text:span><text:a xlink:type="simple" xlink:href="https://drive.google.com/file/d/1_GUkkjM93Dl00WN06GobjrNTY5ZEWmR-/view?usp=sharing" text:style-name="Internet_20_link" text:visited-style-name="Visited_20_Internet_20_Link"><text:span text:style-name="T9">HTML and CSS design and Build websites by Jon Duckett (click to View)</text:span></text:a><text:span text:style-name="T9"><text:line-break/></text:span></text:p>
        </text:list-item>
        <text:list-item>
          <text:p text:style-name="P10"><text:span text:style-name="T9">V</text:span><text:span text:style-name="T10">ideo </text:span><text:span text:style-name="T11">Tutorial</text:span><text:span text:style-name="T10"> Link <text:s text:c="4"/></text:span><text:a xlink:type="simple" xlink:href="https://www.youtube.com/playlist?list=PLKvqnz8z1zWQSWIen_zUSEBmtqzPLuRob" text:style-name="Internet_20_link" text:visited-style-name="Visited_20_Internet_20_Link"><text:span text:style-name="T12">CSS Video Playlist for beginners by <text:s/>Hira khan ( Click to View )</text:span></text:a><text:span text:style-name="T12"><text:tab/></text:span><text:span text:style-name="T23">(urdu)</text:span><text:span text:style-name="T12"><text:line-break/></text:span></text:p>
        </text:list-item>
        <text:list-item>
          <text:p text:style-name="P11"><text:span text:style-name="T19">Vi</text:span><text:span text:style-name="T24">deo</text:span><text:span text:style-name="T19"> Tutorial Link <text:s/></text:span><text:a xlink:type="simple" xlink:href="https://www.youtube.com/watch?v=Icf5D3fEKbM&amp;t=5s" text:style-name="Internet_20_link" text:visited-style-name="Visited_20_Internet_20_Link"><text:span text:style-name="T19">CSS Crash Course - Tutorial for Complete Beginners ( click to View )</text:span></text:a><text:tab/><text:span text:style-name="T23">(english)<text:line-break/></text:span></text:p>
        </text:list-item>
        <text:list-item>
          <text:p text:style-name="P11"><text:span text:style-name="T19">Vi</text:span><text:span text:style-name="T24">deo</text:span><text:span text:style-name="T19"> Tutorial Link </text:span><text:a xlink:type="simple" xlink:href="https://www.youtube.com/watch?v=tEQOdFgUXI4" text:style-name="Internet_20_link" text:visited-style-name="Visited_20_Internet_20_Link"><text:span text:style-name="T24">Complete SASS &amp; SCSS Tutorial for Beginners</text:span></text:a><text:tab/><text:span text:style-name="T23">(urdu)</text:span><text:span text:style-name="T12"><text:line-break/></text:span></text:p>
        </text:list-item>
        <text:list-item>
          <text:p text:style-name="P9"><text:span text:style-name="T12">Webpage Link </text:span><text:a xlink:type="simple" xlink:href="https://www.w3schools.com/css/css_intro.asp" text:style-name="Internet_20_link" text:visited-style-name="Visited_20_Internet_20_Link"><text:span text:style-name="T18">Complete CSS tutorial W3School (click to open)</text:span></text:a></text:p>
          <text:p text:style-name="P9"><text:span text:style-name="T18"/></text:p>
        </text:list-item>
      </text:list>
      <text:p text:style-name="P14"><text:soft-page-break/><text:span text:style-name="T18">3</text:span><text:span text:style-name="T25">) </text:span><text:span text:style-name="T16">Bootstrap<text:line-break/></text:span><text:span text:style-name="T9"><text:line-break/></text:span></text:p>
      <text:list xml:id="list192923511139643" text:continue-list="list2979889408" text:style-name="L5">
        <text:list-item>
          <text:p text:style-name="P8"><text:span text:style-name="T9">V</text:span><text:span text:style-name="T10">ideo </text:span><text:span text:style-name="T11">Tutorial</text:span><text:span text:style-name="T10"> Link <text:s text:c="2"/></text:span><text:a xlink:type="simple" xlink:href="https://www.youtube.com/playlist?list=PLKvqnz8z1zWQ3BALy86tIXICkG874wAc6" text:style-name="Internet_20_link" text:visited-style-name="Visited_20_Internet_20_Link"><text:span text:style-name="T10">HTML Video Playlist for beginners by <text:s/>Hira khan ( Click to View )</text:span></text:a><text:span text:style-name="T10"><text:tab/></text:span><text:span text:style-name="T32">(urdu)</text:span><text:span text:style-name="T23"><text:line-break/></text:span></text:p>
        </text:list-item>
        <text:list-item>
          <text:p text:style-name="P8"><text:span text:style-name="T9">V</text:span><text:span text:style-name="T10">ideo </text:span><text:span text:style-name="T11">Tutorial</text:span><text:span text:style-name="T10"> Link <text:s/></text:span><text:a xlink:type="simple" xlink:href="https://www.youtube.com/watch?v=N8YMl4Ezp4g&amp;list=PLC3y8-rFHvwhuX4qGvFx-wPy_MEi6Jdp7" text:style-name="Internet_20_link" text:visited-style-name="Visited_20_Internet_20_Link"><text:span text:style-name="T25">HTML Tutorial for Complete Beginners (Click to Watch)</text:span></text:a><text:span text:style-name="T32">(english)</text:span><text:span text:style-name="T10"><text:line-break/></text:span></text:p>
        </text:list-item>
        <text:list-item>
          <text:p text:style-name="P18"><text:span text:style-name="T22">Webpage Link </text:span><text:a xlink:type="simple" xlink:href="https://www.w3schools.com/html/default.asp" text:style-name="Internet_20_link" text:visited-style-name="Visited_20_Internet_20_Link"><text:span text:style-name="T22">Complete HTML tutorial W3School ( click to open )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6b01" officeooo:paragraph-rsid="000f6b01"/>
    </style:style>
    <style:style style:name="MP2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2a4ca7"/>
    </style:style>
    <style:style style:name="Mgr1" style:family="graphic">
      <style:graphic-properties draw:stroke="none" draw:fill="solid" draw:fill-color="#c0c0c0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ront-end web development road-map </text:span><text:tab/><text:tab/><text:a xlink:type="simple" xlink:href="https://www.youtube.com/@numanthedegreeguy" text:style-name="Internet_20_link" text:visited-style-name="Visited_20_Internet_20_Link"><text:span text:style-name="MT2">Numan The-Degree-Guy</text:span></text:a><draw:custom-shape text:anchor-type="char" draw:z-index="1" draw:name="PowerPlusWaterMarkObject" draw:style-name="Mgr1" draw:text-style-name="MP2" svg:width="6.6925in" svg:height="0.6807in" draw:transform="rotate (0.785398163397448) translate (0.739583333333333in 6.79583880139982in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2" svg:width="4.4878in" svg:height="0.456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2" svg:width="7.0862in" svg:height="0.7213in" draw:transform="skewX (-5.6462372137733E-017) 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3:06:48.823572396</meta:creation-date>
    <dc:date>2023-04-26T19:29:17.394194094</dc:date>
    <meta:editing-duration>PT7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96" meta:character-count="1672" meta:non-whitespace-character-count="1341"/>
  </office:meta>
</office:document-meta>
</file>